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af63" officeooo:paragraph-rsid="0010af63"/>
    </style:style>
    <style:style style:name="P2" style:family="paragraph" style:parent-style-name="Standard">
      <style:text-properties officeooo:rsid="0010afb3" officeooo:paragraph-rsid="0010afb3"/>
    </style:style>
    <style:style style:name="P3" style:family="paragraph" style:parent-style-name="Standard">
      <style:text-properties officeooo:rsid="0012aefc" officeooo:paragraph-rsid="0012aefc"/>
    </style:style>
    <style:style style:name="P4" style:family="paragraph" style:parent-style-name="Standard">
      <style:text-properties officeooo:rsid="00130c59" officeooo:paragraph-rsid="00130c59"/>
    </style:style>
    <style:style style:name="P5" style:family="paragraph" style:parent-style-name="Standard">
      <style:text-properties officeooo:rsid="00147481" officeooo:paragraph-rsid="00147481"/>
    </style:style>
    <style:style style:name="P6" style:family="paragraph" style:parent-style-name="Standard">
      <style:text-properties officeooo:rsid="0014a491" officeooo:paragraph-rsid="0014a491"/>
    </style:style>
    <style:style style:name="P7" style:family="paragraph" style:parent-style-name="Standard">
      <style:text-properties officeooo:rsid="0014b5ca" officeooo:paragraph-rsid="0014b5ca"/>
    </style:style>
    <style:style style:name="P8" style:family="paragraph" style:parent-style-name="Standard">
      <style:text-properties officeooo:rsid="001523ea" officeooo:paragraph-rsid="001523ea"/>
    </style:style>
    <style:style style:name="T1" style:family="text">
      <style:text-properties officeooo:rsid="00130c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test RAT logbook.</text:p>
      <text:p text:style-name="P1"/>
      <text:p text:style-name="P1">10/9/2020 – Current Status.</text:p>
      <text:p text:style-name="P1"/>
      <text:p text:style-name="P1">All the different aspects of standardTF have now been implemented, including customXY, but the reflectivity calculation not yet successfully compiled, although the commit message says it has been compiled. Not sure about this discrepancy, but will try to resolve that today – i.e. full compile including customXY. Doing a git commit now with the message ‘staging commit’. We are on branch ‘master’</text:p>
      <text:p text:style-name="P1"/>
      <text:p text:style-name="P2">It doesn’t look like the compiling for matlabEngineCaller_customXY has actually been done…. Do that today.. work on this in Sandbox..</text:p>
      <text:p text:style-name="P3"/>
      <text:p text:style-name="P3">Okay… <text:span text:style-name="T1">I’ve realised there is no need to have a separate engine definition and compile for the custol layers and custom xy. What I need to do is to give custom XY access to the custom layers one. The only difference I think is the reshape. Going to change from 3 to 2 columns in this depending on if its custom layers or custom xy..</text:span></text:p>
      <text:p text:style-name="P3"/>
      <text:p text:style-name="P4">Oh shit – custom layers has stopped working :-0</text:p>
      <text:p text:style-name="P4"/>
      <text:p text:style-name="P5">Tried checkout to an earlier version where reflectivity_calculation_mex was working… this segfaulted… something serious has happened here :(</text:p>
      <text:p text:style-name="P5"/>
      <text:p text:style-name="P6">Gone back to the top of Head, and after restarting Matlab, compiled works with standard layers. So this is an engine problem. Not quite as drastic as I feared, but we do have issues with custom. Breathing a little easier. But, it is not launching the Matlab session as required. This is not where we were but will work from here. Committing and pushing at this point, with the tag “Commit with mex working but custom not functioning in mex’. Then will try to track down the problem.</text:p>
      <text:p text:style-name="P6"/>
      <text:p text:style-name="P7">Okay…. Trying to take stock. Put a whole lot of debug stuff in Sandbox/matlabEngineCaller…. I’m not sure if the compiled engine caller has actually properly ever worked….. anyway, now Sandbox is set up to track the problem..</text:p>
      <text:p text:style-name="P7"/>
      <text:p text:style-name="P8">Right…. This compiles, but segfaults on running. So annoying – feel like I’ve gone massively backwards today :(. <text:s/>Commit this (but don’t push) as ‘10/9/20 nightly commit’…. Make this a habit from now on.</text:p>
      <text:p text:style-name="P6"/>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1:30:54.024628836</meta:creation-date>
    <dc:date>2020-09-11T10:05:32.365519979</dc:date>
    <meta:editing-duration>PT20H43M46S</meta:editing-duration>
    <meta:editing-cycles>4</meta:editing-cycles>
    <meta:generator>LibreOffice/6.0.7.3$Linux_X86_64 LibreOffice_project/dc89aa7a9eabfd848af146d5086077aeed2ae4a5</meta:generator>
    <meta:document-statistic meta:table-count="0" meta:image-count="0" meta:object-count="0" meta:page-count="1" meta:paragraph-count="10" meta:word-count="336" meta:character-count="2003" meta:non-whitespace-character-count="1672"/>
  </office:meta>
</office:document-meta>
</file>